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10" style:family="paragraph" style:parent-style-name="Text_20_body">
      <style:text-properties style:font-name="Cambria" fo:font-weight="bold" style:font-weight-asian="bold" style:font-weight-complex="bold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name-asian="Times New Roman2" style:font-weight-asian="bold" style:font-name-complex="Times New Roman2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 style:font-name-asian="Times New Roman2" style:font-name-complex="Times New Roman2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style:font-name-asian="Times New Roman3" style:font-name-complex="Times New Roman3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91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 управляемый нормально разомкнутый тип 1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7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3.889cm" draw:z-index="1"><draw:image xlink:href="../images/009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2">Блок </text:span><text:span text:style-name="T1">векторизован</text:span><text:span text:style-name="T2"> и реализует функцию управляемого ключа по алгоритму:</text:span></text:p>
            <text:p text:style-name="P8"><draw:frame draw:style-name="fr4" draw:name="Object1" text:anchor-type="as-char" svg:width="8.689cm" svg:height="1.268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6"><text:span text:style-name="T7">где </text:span><text:span text:style-name="T5">x(t)</text:span><text:span text:style-name="T4"> </text:span><text:span text:style-name="T2">— входной сигнал блока </text:span><text:span text:style-name="T4">(</text:span><text:span text:style-name="T2">или вектор сигналов), </text:span><text:span text:style-name="T5">y(t)</text:span><text:span text:style-name="T4"> </text:span><text:span text:style-name="T2">— выходной сигнал блока (или вектор сигналов).</text:span></text:p>
            <text:p text:style-name="P6"><text:span text:style-name="T7">Управляющий сигнал входит в блок </text:span><text:span text:style-name="T8">сверху</text:span><text:span text:style-name="T9">. В процессе расчета изображение блока меняется, в зависимости от наличия управляющего сигнала: в нормальном положении ключ </text:span><text:span text:style-name="T8">разомкнут</text:span><text:span text:style-name="T9">, при подаче управляющего сигнала ключ </text:span><text:span text:style-name="T8">замкнут</text:span><text:span text:style-name="T9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9"><draw:frame draw:style-name="fr3" draw:name="Графический объект3" text:anchor-type="as-char" svg:width="6.56cm" svg:height="2.859cm" draw:z-index="3"><draw:image xlink:href="../images/0091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9"><draw:frame draw:style-name="fr2" draw:name="Графический объект4" text:anchor-type="as-char" svg:width="6.59cm" svg:height="2.78cm" draw:z-index="4"><draw:image xlink:href="../images/0091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6">Блок представляет собой субмодель (сборку). Для того чтобы посмотреть структуру алгоритма – нажмите правой кнопкой «Действия» <text:span text:style-name="T10">→</text:span> «Войти в субмодель».</text:p>
            <text:p text:style-name="P6"><text:span text:style-name="T8">Свойства</text:span><text:span text:style-name="T7">:</text:span><text:span text:style-name="T9"> для работы блока свойства задавать не требуется.</text:span></text:p>
            <text:p text:style-name="P10">Примечания:</text:p>
            <text:list xml:id="list4865753158277000298" text:style-name="L1">
              <text:list-item>
                <text:p text:style-name="P12">По умолчанию блок формирует <text:span text:style-name="T11">скалярный</text:span> выходной сигнал.</text:p>
              </text:list-item>
              <text:list-item>
                <text:p text:style-name="P13">П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 <text:span text:style-name="T6">x(t)</text:span><text:span text:style-name="T3"> </text:span>на значение управляющего сигнал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4-12-16T12:06:28.25</dc:date>
    <meta:generator>OpenOffice/4.1.1$Win32 OpenOffice.org_project/411m6$Build-9775</meta:generator>
    <meta:editing-duration>PT1H47M44S</meta:editing-duration>
    <meta:editing-cycles>42</meta:editing-cycles>
    <meta:document-statistic meta:table-count="2" meta:image-count="4" meta:object-count="1" meta:page-count="1" meta:paragraph-count="19" meta:word-count="144" meta:character-count="1009"/>
  </office:meta>
</office:document-meta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